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roliny França <text:tab/><text:tab/><text:tab/>FATEC Araras, 6° DSM </text:p>
      <text:p text:style-name="Standard">Gustavo Pinto <text:tab/><text:tab/><text:tab/>FATEC Araras, 6° DSM </text:p>
      <text:p text:style-name="Standard"/>
      <text:p text:style-name="Standard">Plano de backup para dez anos, considerando que, ao final desse período, teremos as seguintes quantidades de dados:</text:p>
      <text:p text:style-name="Standard"/>
      <text:list xml:id="list3947430622" text:style-name="WWNum1">
        <text:list-item>
          <text:p text:style-name="P1">Servidor de arquivos: 152 GB</text:p>
        </text:list-item>
        <text:list-item>
          <text:p text:style-name="P1">Banco de dados relacional: 118 GB</text:p>
        </text:list-item>
        <text:list-item>
          <text:p text:style-name="P1">Servidor de Logs: 60 GB</text:p>
        </text:list-item>
      </text:list>
      <text:p text:style-name="P3"/>
      <text:p text:style-name="P3">Para o armazenamento desses dados, totalizados em 330 GB, utilizaremos as seguintes estratégias:</text:p>
      <text:p text:style-name="P3">Para todos os serviços e servidores serão realizados backups diários incrementais, salvos em um servidor ou serviço de backup local, também serão feitos backups diferenciais semanais, os quais serão salvos localmente e replicados em nuvem, com ambos os tipos de backup sendo suplementados por um grande backup completo ao final do mês, que também será salvo localmente e replicado em nuvem.</text:p>
      <text:p text:style-name="P3"/>
      <text:p text:style-name="P3">Para o backup dos logs será implementado um servidor de coleta de logs utilizando para isso um banco de dados não relacional de timeseries, o InfluxDB, que terá seus dados replicados por backups semanais, que serão mantidos localmente e enviados para um serviço em nuvem.</text:p>
      <text:p text:style-name="P3"/>
      <text:p text:style-name="P3">Todos os backups locais diários ou semanais serão replicados em três HDs distintos, com os backups completos sendo armazenados em HDs e em pelo menos duas fitas, para garantir que os mesmos estejam acessíveis durante todo o período de 10 anos. <text:s/></text:p>
      <text:p text:style-name="P3"/>
      <text:p text:style-name="P3"><text:span text:style-name="T2">Bibliografia</text:span></text:p>
      <text:p text:style-name="P3"/>
      <text:list xml:id="list2203153590" text:style-name="WWNum2">
        <text:list-item>
          <text:p text:style-name="P2"><text:span text:style-name="T2">InfluxDB. It's About Time.</text:span> Disponível em <text:a xlink:type="simple" xlink:href="https://www.influxdata.com/" text:style-name="ListLabel_20_19" text:visited-style-name="ListLabel_20_19"><text:span text:style-name="T3">https://www.influxdata.com/</text:span></text:a>. Acesso em 01 de setembro de 2023. 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225" meta:character-count="1399" meta:non-whitespace-character-count="1179"/>
    <meta:generator>LibreOfficeDev/6.0.5.2$Linux_X86_64 LibreOffice_project/</meta:generator>
  </office:meta>
</office:document-meta>
</file>